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>
        <style:tab-stops>
          <style:tab-stop style:position="0.3126in"/>
          <style:tab-stop style:position="0.8752in"/>
          <style:tab-stop style:position="6.7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0.3126in"/>
          <style:tab-stop style:position="0.8752in"/>
          <style:tab-stop style:position="1.5in"/>
          <style:tab-stop style:position="6.7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6.4374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>
        <style:tab-stops>
          <style:tab-stop style:position="1.1252in"/>
          <style:tab-stop style:position="3.9374in"/>
          <style:tab-stop style:position="4.6874in"/>
          <style:tab-stop style:position="5.5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0.3126in"/>
          <style:tab-stop style:position="0.8752in"/>
          <style:tab-stop style:position="1.5in"/>
          <style:tab-stop style:position="6.75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50%">
        <style:tab-stops>
          <style:tab-stop style:position="0.3126in"/>
          <style:tab-stop style:position="0.8752in"/>
          <style:tab-stop style:position="7in" style:type="right"/>
        </style:tab-stops>
      </style:paragraph-properties>
      <style:text-properties officeooo:paragraph-rsid="0028f268"/>
    </style:style>
    <style:style style:name="P8" style:family="paragraph" style:parent-style-name="Standard">
      <style:paragraph-properties>
        <style:tab-stops>
          <style:tab-stop style:position="1.1252in"/>
          <style:tab-stop style:position="3.9374in"/>
          <style:tab-stop style:position="4.6874in"/>
          <style:tab-stop style:position="5.5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7.25in" style:type="right"/>
        </style:tab-stops>
      </style:paragraph-properties>
      <style:text-properties officeooo:paragraph-rsid="0013c964"/>
    </style:style>
    <style:style style:name="P10" style:family="paragraph" style:parent-style-name="Standard">
      <style:paragraph-properties fo:margin-top="0in" fo:margin-bottom="0in" loext:contextual-spacing="false">
        <style:tab-stops>
          <style:tab-stop style:position="0.0661in"/>
          <style:tab-stop style:position="0.5591in"/>
          <style:tab-stop style:position="7in" style:type="right"/>
        </style:tab-stops>
      </style:paragraph-properties>
      <style:text-properties officeooo:paragraph-rsid="002063ad"/>
    </style:style>
    <style:style style:name="P11" style:family="paragraph" style:parent-style-name="Standard">
      <style:paragraph-properties fo:margin-top="0in" fo:margin-bottom="0in" loext:contextual-spacing="false" fo:line-height="150%">
        <style:tab-stops>
          <style:tab-stop style:position="0.3126in"/>
          <style:tab-stop style:position="0.8752in"/>
          <style:tab-stop style:position="1.5in"/>
          <style:tab-stop style:position="6.75in" style:type="right"/>
        </style:tab-stops>
      </style:paragraph-properties>
      <style:text-properties officeooo:paragraph-rsid="002a59dd"/>
    </style:style>
    <style:style style:name="P12" style:family="paragraph" style:parent-style-name="Standard">
      <style:paragraph-properties fo:margin-top="0in" fo:margin-bottom="0in" loext:contextual-spacing="false">
        <style:tab-stops>
          <style:tab-stop style:position="4.4409in"/>
          <style:tab-stop style:position="5.1898in"/>
          <style:tab-stop style:position="5.9374in"/>
        </style:tab-stops>
      </style:paragraph-properties>
      <style:text-properties officeooo:paragraph-rsid="0026ad96"/>
    </style:style>
    <style:style style:name="P13" style:family="paragraph" style:parent-style-name="Standard">
      <style:paragraph-properties>
        <style:tab-stops>
          <style:tab-stop style:position="5.4354in"/>
        </style:tab-stops>
      </style:paragraph-properties>
    </style:style>
    <style:style style:name="P14" style:family="paragraph" style:parent-style-name="Standard" style:master-page-name="Standard">
      <style:paragraph-properties fo:margin-top="0in" fo:margin-bottom="0.0717in" loext:contextual-spacing="false" style:page-number="auto"/>
    </style:style>
    <style:style style:name="T1" style:family="text">
      <style:text-properties officeooo:rsid="0013c96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.5pt" style:font-size-asian="13.5pt" style:font-size-complex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ã PT" text:name="py3o.objects.code"/>
        <text:user-field-decl office:value-type="string" office:string-value="Khách hàng" text:name="py3o.objects.partner_id.name"/>
        <text:user-field-decl office:value-type="string" office:string-value="Địa chỉ" text:name="py3o.objects.partne_id.contact_address"/>
        <text:user-field-decl office:value-type="string" office:string-value="Nội dung" text:name="py3o.objects.communication"/>
        <text:user-field-decl office:value-type="string" office:string-value="Địa chỉ" text:name="py3o.objects.partner_id.contact_address"/>
      </text:user-field-decls>
      <text:p text:style-name="P14"/>
      <text:p text:style-name="P13"><text:tab/><text:span text:style-name="T4"><text:user-field-get text:name="py3o.objects.code">Mã PT</text:user-field-get></text:span></text:p>
      <text:p text:style-name="P12"><text:tab/><text:span text:style-name="T2"><text:text-input text:description="py3o://function=&quot;objects.split_date(objects.payment_date)[0]&quot;">Ngày</text:text-input></text:span><text:tab/><text:span text:style-name="T2"><text:text-input text:description="py3o://function=&quot;objects.split_date(objects.payment_date)[1]&quot;">tháng</text:text-input></text:span><text:tab/><text:span text:style-name="T2"><text:text-input text:description="py3o://function=&quot;objects.split_date(objects.payment_date)[2]&quot;">năm</text:text-input></text:span></text:p>
      <text:p text:style-name="P5"><text:tab/><text:user-field-get text:name="py3o.objects.partner_id.name">Khách hàng</text:user-field-get></text:p>
      <text:p text:style-name="P8"><text:tab/><text:user-field-get text:name="py3o.objects.partner_id.contact_address">Địa chỉ</text:user-field-get></text:p>
      <text:p text:style-name="P1"/>
      <text:p text:style-name="P10"><text:tab/><text:span text:style-name="T1">1</text:span><text:tab/><text:user-field-get text:name="py3o.objects.communication">Nội dung</text:user-field-get><text:tab/><text:span text:style-name="T2"><text:text-input text:description="py3o://function=&quot;objects.format_number(objects.amount)&quot;">Tiền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tab/><text:tab/><text:tab/><text:span text:style-name="T2"><text:text-input text:description="py3o://function=&quot;objects.format_number(objects.amount)&quot;">Tổng</text:text-input></text:span></text:p>
      <text:p text:style-name="P11"><text:tab/><text:tab/><text:tab/><text:span text:style-name="T2"><text:text-input text:description="py3o://function=&quot;objects.convert_money_to_string(objects.amount)&quot;">Bằng chữ</text:text-input></text:span></text:p>
      <text:p text:style-name="P3"><text:tab/><text:tab/><text:tab/></text:p>
      <text:p text:style-name="P6"><text:tab/><text:bookmark text:name="_GoBack"/></text:p>
      <text:p text:style-name="P4"><text:tab/><text:tab/><text:tab/><text:tab/></text:p>
      <text:p text:style-name="P9"><text:tab/><text:tab/><text:user-field-get text:name="py3o.objects.partner_id.name">Khách hàng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en" fo:country="US" style:letter-kerning="false" style:font-name-asian="Calibri" style:font-size-asian="13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3pt" fo:language="en" fo:country="US" style:letter-kerning="false" style:font-name-asian="Calibri" style:font-size-asian="13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26in" fo:margin-bottom="0.3752in" fo:margin-left="0.5in" fo:margin-right="0.4374in" style:writing-mode="lr-tb" style:layout-grid-color="#c0c0c0" style:layout-grid-lines="2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i</meta:initial-creator>
    <meta:editing-cycles>27</meta:editing-cycles>
    <meta:creation-date>2018-12-04T02:11:00</meta:creation-date>
    <dc:date>2018-12-14T15:16:21.721000000</dc:date>
    <meta:editing-duration>PT3H18M43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11" meta:word-count="30" meta:character-count="106" meta:non-whitespace-character-count="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